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33cb6" officeooo:paragraph-rsid="00133cb6"/>
    </style:style>
    <style:style style:name="P2" style:family="paragraph" style:parent-style-name="Standard">
      <style:text-properties officeooo:rsid="00142e91" officeooo:paragraph-rsid="00142e91"/>
    </style:style>
    <style:style style:name="P3" style:family="paragraph" style:parent-style-name="Standard">
      <style:text-properties fo:font-size="10.5pt" officeooo:rsid="00133cb6" officeooo:paragraph-rsid="00133cb6" style:font-size-asian="10.5pt" style:font-size-complex="10.5pt"/>
    </style:style>
    <style:style style:name="P4" style:family="paragraph" style:parent-style-name="Standard">
      <style:paragraph-properties fo:margin-left="0.3cm" fo:margin-right="0cm" fo:text-indent="-0.101cm" style:auto-text-indent="false"/>
      <style:text-properties fo:font-size="10.5pt" officeooo:rsid="00133cb6" officeooo:paragraph-rsid="00133cb6" style:font-size-asian="10.5pt" style:font-size-complex="10.5pt"/>
    </style:style>
    <style:style style:name="P5" style:family="paragraph" style:parent-style-name="Standard" style:list-style-name="L1">
      <style:paragraph-properties fo:margin-left="0.3cm" fo:margin-right="0cm" fo:text-indent="-0.101cm" style:auto-text-indent="false"/>
      <style:text-properties fo:font-size="10.5pt" officeooo:rsid="00133cb6" officeooo:paragraph-rsid="00133cb6" style:font-size-asian="10.5pt" style:font-size-complex="10.5pt"/>
    </style:style>
    <style:style style:name="P6" style:family="paragraph" style:parent-style-name="Standard" style:list-style-name="L2">
      <style:paragraph-properties fo:margin-left="0.3cm" fo:margin-right="0cm" fo:text-indent="-0.101cm" style:auto-text-indent="false"/>
      <style:text-properties fo:font-size="10.5pt" officeooo:rsid="00133cb6" officeooo:paragraph-rsid="00133cb6" style:font-size-asian="10.5pt" style:font-size-complex="10.5pt"/>
    </style:style>
    <style:style style:name="P7" style:family="paragraph" style:parent-style-name="Standard" style:list-style-name="L3">
      <style:paragraph-properties fo:margin-left="0.3cm" fo:margin-right="0cm" fo:text-indent="-0.101cm" style:auto-text-indent="false"/>
      <style:text-properties fo:font-size="10.5pt" officeooo:rsid="00133cb6" officeooo:paragraph-rsid="00133cb6" style:font-size-asian="10.5pt" style:font-size-complex="10.5pt"/>
    </style:style>
    <style:style style:name="P8" style:family="paragraph" style:parent-style-name="Standard" style:list-style-name="L4">
      <style:paragraph-properties fo:margin-left="0.3cm" fo:margin-right="0cm" fo:text-indent="-0.101cm" style:auto-text-indent="false"/>
      <style:text-properties fo:font-size="10.5pt" officeooo:rsid="00133cb6" officeooo:paragraph-rsid="00133cb6" style:font-size-asian="10.5pt" style:font-size-complex="10.5pt"/>
    </style:style>
    <style:style style:name="P9" style:family="paragraph" style:parent-style-name="Standard" style:list-style-name="L5">
      <style:paragraph-properties fo:margin-left="0.3cm" fo:margin-right="0cm" fo:text-indent="-0.101cm" style:auto-text-indent="false"/>
      <style:text-properties fo:font-size="10.5pt" officeooo:rsid="00133cb6" officeooo:paragraph-rsid="00133cb6" style:font-size-asian="10.5pt" style:font-size-complex="10.5pt"/>
    </style:style>
    <style:style style:name="P10" style:family="paragraph" style:parent-style-name="Standard" style:list-style-name="L3">
      <style:paragraph-properties fo:margin-left="0.3cm" fo:margin-right="0cm" fo:text-indent="-0.101cm" style:auto-text-indent="false"/>
      <style:text-properties fo:font-size="10.5pt" officeooo:paragraph-rsid="00133cb6" style:font-size-asian="10.5pt" style:font-size-complex="10.5pt"/>
    </style:style>
    <style:style style:name="P11" style:family="paragraph" style:parent-style-name="Standard">
      <style:paragraph-properties fo:margin-left="0.3cm" fo:margin-right="0cm" fo:text-indent="-0.101cm" style:auto-text-indent="false" fo:background-color="#dddddd">
        <style:background-image/>
      </style:paragraph-properties>
      <style:text-properties fo:font-size="10.5pt" officeooo:rsid="00133cb6" officeooo:paragraph-rsid="00133cb6" style:font-size-asian="10.5pt" style:font-size-complex="10.5pt"/>
    </style:style>
    <style:style style:name="P12" style:family="paragraph" style:parent-style-name="Standard" style:master-page-name="">
      <style:paragraph-properties fo:margin-left="0.3cm" fo:margin-right="0cm" fo:text-indent="-0.101cm" style:auto-text-indent="false" style:page-number="auto"/>
      <style:text-properties fo:font-size="10.5pt" officeooo:rsid="00133cb6" officeooo:paragraph-rsid="00133cb6" style:font-size-asian="10.5pt" style:font-size-complex="10.5pt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size="10.5pt" officeooo:rsid="00133cb6" officeooo:paragraph-rsid="00133cb6" style:font-size-asian="10.5pt" style:font-size-complex="10.5pt"/>
    </style:style>
    <style:style style:name="T1" style:family="text">
      <style:text-properties officeooo:rsid="00133cb6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4986*" fo:start-indent="0cm" fo:end-indent="0cm"/>
          <style:column style:rel-width="4986*" fo:start-indent="0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amen de programación</text:p>
      <text:p text:style-name="P2">Nombre: __________________________________________________ Calificacion:_________</text:p>
      <text:p text:style-name="P1"/>
      <text:p text:style-name="P3">Lea detenidamente y responda lo que se te indica:</text:p>
      <text:p text:style-name="P3"/>
      <text:section text:style-name="Sect1" text:name="Sección1">
        <text:p text:style-name="P12">1. ¿Qué método hay que invocar para ejecutar un programa en Java?:</text:p>
        <text:p text:style-name="P4"/>
        <text:list xml:id="list7811512701896902054" text:style-name="L1">
          <text:list-item>
            <text:p text:style-name="P5"><text:s text:c="4"/>do</text:p>
          </text:list-item>
          <text:list-item>
            <text:p text:style-name="P5"><text:s text:c="4"/>exec</text:p>
          </text:list-item>
          <text:list-item>
            <text:p text:style-name="P5"><text:s text:c="4"/>dispatcher</text:p>
          </text:list-item>
          <text:list-item>
            <text:p text:style-name="P5"><text:s text:c="4"/>main</text:p>
          </text:list-item>
          <text:list-item>
            <text:p text:style-name="P5"><text:s text:c="4"/>callable</text:p>
          </text:list-item>
          <text:list-item>
            <text:p text:style-name="P5"><text:s text:c="4"/>start</text:p>
          </text:list-item>
          <text:list-item>
            <text:p text:style-name="P5"><text:s text:c="4"/>run</text:p>
          </text:list-item>
        </text:list>
        <text:p text:style-name="P4"/>
        <text:p text:style-name="P4">2. Subraye los tipos de datos primitivos en Java en la lista que se muestra a continuación:</text:p>
        <text:p text:style-name="P4"/>
        <text:list xml:id="list6416350349622986819" text:style-name="L2">
          <text:list-item>
            <text:p text:style-name="P6"><text:s text:c="3"/>small</text:p>
          </text:list-item>
          <text:list-item>
            <text:p text:style-name="P6"><text:s text:c="4"/>Integer</text:p>
          </text:list-item>
          <text:list-item>
            <text:p text:style-name="P6"><text:s text:c="4"/>bool,</text:p>
          </text:list-item>
          <text:list-item>
            <text:p text:style-name="P6"><text:s text:c="4"/>character</text:p>
          </text:list-item>
          <text:list-item>
            <text:p text:style-name="P6"><text:s text:c="4"/>bit</text:p>
          </text:list-item>
          <text:list-item>
            <text:p text:style-name="P6"><text:s text:c="4"/>long</text:p>
          </text:list-item>
          <text:list-item>
            <text:p text:style-name="P6"><text:s text:c="4"/>Float</text:p>
          </text:list-item>
          <text:list-item>
            <text:p text:style-name="P6"><text:s text:c="4"/>double</text:p>
          </text:list-item>
        </text:list>
        <text:p text:style-name="P4"/>
        <text:p text:style-name="P4">3.- Del entorno de programas en java, indique el nombre de el programa que nos ayuda a generar documentación de nuestro código a partir de nuestros comentarios:</text:p>
        <text:p text:style-name="P4"/>
        <text:list xml:id="list6384651345212579196" text:style-name="L3">
          <text:list-item>
            <text:p text:style-name="P10"><text:span text:style-name="T1"><text:s text:c="4"/>java</text:span></text:p>
          </text:list-item>
          <text:list-item>
            <text:p text:style-name="P7"><text:s text:c="4"/>java-doc-gen</text:p>
          </text:list-item>
          <text:list-item>
            <text:p text:style-name="P7"><text:s text:c="4"/>java-dump-doc</text:p>
          </text:list-item>
          <text:list-item>
            <text:p text:style-name="P7"><text:s text:c="4"/>java-doc</text:p>
          </text:list-item>
          <text:list-item>
            <text:p text:style-name="P7"><text:s text:c="4"/>java-gen-doc</text:p>
          </text:list-item>
          <text:list-item>
            <text:p text:style-name="P7"><text:s text:c="4"/>javadoc</text:p>
          </text:list-item>
          <text:list-item>
            <text:p text:style-name="P7"><text:s text:c="4"/>javaLibDoc</text:p>
          </text:list-item>
          <text:list-item>
            <text:p text:style-name="P7"><text:s text:c="4"/>jdoc</text:p>
          </text:list-item>
          <text:list-item>
            <text:p text:style-name="P7"/>
          </text:list-item>
        </text:list>
        <text:p text:style-name="P4">4.- Del entorno de programas en java, indique el nombre de el programa que nos ayuda a compilar nuestro código generando archivos con extensión .class:</text:p>
        <text:p text:style-name="P4"/>
        <text:list xml:id="list4961031447875763229" text:style-name="L4">
          <text:list-item>
            <text:p text:style-name="P8"><text:s text:c="4"/>java</text:p>
          </text:list-item>
          <text:list-item>
            <text:p text:style-name="P8"><text:s text:c="4"/>java-compiler</text:p>
          </text:list-item>
          <text:list-item>
            <text:p text:style-name="P8"><text:s text:c="4"/>javac</text:p>
          </text:list-item>
          <text:list-item>
            <text:p text:style-name="P8"><text:s text:c="4"/>jar</text:p>
          </text:list-item>
          <text:list-item>
            <text:p text:style-name="P8"><text:s text:c="4"/>java-class-gen</text:p>
          </text:list-item>
          <text:list-item>
            <text:p text:style-name="P8"><text:s text:c="4"/>javadoc</text:p>
          </text:list-item>
          <text:list-item>
            <text:p text:style-name="P8"><text:s text:c="4"/>javah</text:p>
          </text:list-item>
          <text:list-item>
            <text:p text:style-name="P8"><text:s text:c="4"/>javap</text:p>
          </text:list-item>
        </text:list>
        <text:p text:style-name="P4"/>
        <text:p text:style-name="P4"/>
        <text:p text:style-name="P4"/>
        <text:p text:style-name="P4">5.- ¿cual es sucesión generada? por el siguiente código en java:</text:p>
        <text:p text:style-name="P11">for (int k = -5; k &lt; 0;) {</text:p>
        <text:p text:style-name="P11"><text:s text:c="4"/>System.out.print("," + k++);</text:p>
        <text:p text:style-name="P11">}</text:p>
        <text:p text:style-name="P4"/>
        <text:p text:style-name="P4">6.- ¿cual es sucesión generada? por el siguiente código en java:</text:p>
        <text:p text:style-name="P11">for (int h = 5; h &gt; 0;) {</text:p>
        <text:p text:style-name="P11"><text:s text:c="4"/>System.out.print(--h + ",");</text:p>
        <text:p text:style-name="P11">}</text:p>
        <text:p text:style-name="P4"/>
        <text:p text:style-name="P4">7.- Observe detenidamente el siguiente código y escriba el valor de result:</text:p>
        <text:p text:style-name="P11">int f = 9, b = 3;</text:p>
        <text:p text:style-name="P11">int result = f++ + ++b - 4;</text:p>
        <text:p text:style-name="P4"/>
        <text:p text:style-name="P4">8.- escriba el valor de result al final de la ejecución del código que se te presenta:</text:p>
        <text:p text:style-name="P11">Boolean result = ((1 &gt; 1) == false);</text:p>
        <text:p text:style-name="P4"/>
        <text:p text:style-name="P4">9.- Siguiendo el código que se te muestra subraye la respuesta correcta:</text:p>
        <text:p text:style-name="P11">public class Principal {</text:p>
        <text:p text:style-name="P11"><text:s/>public void main() {</text:p>
        <text:p text:style-name="P11"><text:s text:c="5"/>System.out.println("ejecutando el metodo main");</text:p>
        <text:p text:style-name="P11"><text:s/>} <text:s text:c="2"/></text:p>
        <text:p text:style-name="P11">}</text:p>
        <text:p text:style-name="P4"/>
        <text:list xml:id="list5280408970410925477" text:style-name="L5">
          <text:list-item>
            <text:p text:style-name="P9">El código no se ejecuta ya que no existe constructor para la clase Principal.</text:p>
          </text:list-item>
          <text:list-item>
            <text:p text:style-name="P9"><text:s text:c="4"/>El código genera error ya que la función main debe recibir un arreglo de Strings.</text:p>
          </text:list-item>
          <text:list-item>
            <text:p text:style-name="P9"><text:s text:c="4"/>El codigo se ejecuta correctamente e imprime "ejecutando el metodo main"</text:p>
          </text:list-item>
          <text:list-item>
            <text:p text:style-name="P9"><text:s text:c="4"/>El código se ejecuta correctamente, pero no imprime nada.</text:p>
          </text:list-item>
          <text:list-item>
            <text:p text:style-name="P9"><text:s text:c="4"/>El código genera un error ya que la función main debe devolver el errnor como en c.</text:p>
          </text:list-item>
        </text:list>
        <text:p text:style-name="P4"/>
        <text:p text:style-name="P4">10.- Observe el siguiente código y escriba el resultado, de su ejecución:</text:p>
        <text:p text:style-name="P11">public class ObjetoK {</text:p>
        <text:p text:style-name="P11"><text:s text:c="4"/>public ObjetoK() {</text:p>
        <text:p text:style-name="P11"><text:s text:c="8"/>System.out.println("OK");</text:p>
        <text:p text:style-name="P11"><text:s text:c="4"/>}</text:p>
        <text:p text:style-name="P11"><text:s text:c="4"/>public static void main(String s[]) {</text:p>
        <text:p text:style-name="P11"><text:s text:c="8"/>ObjetoK ok = new ObjetoK();</text:p>
        <text:p text:style-name="P11"><text:s text:c="8"/>System.out.print("Hola mundo");</text:p>
        <text:p text:style-name="P11"><text:s text:c="4"/>}</text:p>
        <text:p text:style-name="P11">}</text:p>
        <text:p text:style-name="P13"><text:soft-page-break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693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9T07:33:49.469000000</meta:creation-date>
    <dc:date>2014-06-19T07:40:53.145000000</dc:date>
    <meta:editing-duration>PT4M30S</meta:editing-duration>
    <meta:editing-cycles>2</meta:editing-cycles>
    <meta:generator>LibreOffice/4.2.3.3$Windows_x86 LibreOffice_project/882f8a0a489bc99a9e60c7905a60226254cb6ff0</meta:generator>
    <meta:document-statistic meta:table-count="0" meta:image-count="0" meta:object-count="0" meta:page-count="2" meta:paragraph-count="73" meta:word-count="393" meta:character-count="2310" meta:non-whitespace-character-count="1830"/>
  </office:meta>
</office:document-meta>
</file>